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70b" officeooo:paragraph-rsid="001c170b"/>
    </style:style>
    <style:style style:name="P2" style:family="paragraph" style:parent-style-name="Standard">
      <style:text-properties fo:font-size="14pt" fo:font-style="italic" style:text-underline-style="solid" style:text-underline-width="auto" style:text-underline-color="font-color" fo:font-weight="bold" officeooo:rsid="001c170b" officeooo:paragraph-rsid="001c170b" style:font-size-asian="14pt" style:font-style-asian="italic" style:font-weight-asian="bold" style:font-size-complex="14pt" style:font-style-complex="italic" style:font-weight-complex="bold"/>
    </style:style>
    <style:style style:name="P3" style:family="paragraph" style:parent-style-name="Standard">
      <style:text-properties fo:font-size="12pt" fo:font-style="normal" style:text-underline-style="none" fo:font-weight="normal" officeooo:rsid="001c170b" officeooo:paragraph-rsid="001c170b"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style:text-underline-style="none" fo:font-weight="normal" officeooo:rsid="001c170b" officeooo:paragraph-rsid="001ce8b6"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officeooo:rsid="001c170b" officeooo:paragraph-rsid="0020cfac"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officeooo:rsid="001c170b" officeooo:paragraph-rsid="00226e6b"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1ce8b6" officeooo:paragraph-rsid="001d08ca"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1d08ca" officeooo:paragraph-rsid="001d08ca"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1e6b79" officeooo:paragraph-rsid="001e6b79"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205112" officeooo:paragraph-rsid="00205112" style:font-size-asian="10.5pt" style:font-style-asian="normal" style:font-weight-asian="normal" style:font-size-complex="12pt" style:font-style-complex="normal" style:font-weight-complex="normal"/>
    </style:style>
    <style:style style:name="P11" style:family="paragraph" style:parent-style-name="Standard">
      <style:text-properties fo:font-size="15pt" fo:font-style="normal" style:text-underline-style="none" fo:font-weight="normal" officeooo:rsid="001c170b" officeooo:paragraph-rsid="00226e6b" style:font-size-asian="15pt" style:font-style-asian="normal" style:font-weight-asian="normal" style:font-size-complex="15pt" style:font-style-complex="normal" style:font-weight-complex="normal"/>
    </style:style>
    <style:style style:name="P12" style:family="paragraph" style:parent-style-name="Standard">
      <style:paragraph-properties>
        <style:tab-stops>
          <style:tab-stop style:position="0cm"/>
        </style:tab-stops>
      </style:paragraph-properties>
      <style:text-properties fo:font-size="15pt" fo:font-style="normal" style:text-underline-style="none" fo:font-weight="normal" officeooo:rsid="001c170b" officeooo:paragraph-rsid="00226e6b" style:font-size-asian="15pt" style:font-style-asian="normal" style:font-weight-asian="normal" style:font-size-complex="15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Likhan"/>
    </style:style>
    <style:style style:name="T3" style:family="text">
      <style:text-properties officeooo:rsid="001ce8b6"/>
    </style:style>
    <style:style style:name="T4" style:family="text">
      <style:text-properties officeooo:rsid="001d08ca"/>
    </style:style>
    <style:style style:name="T5" style:family="text">
      <style:text-properties officeooo:rsid="001e6b79"/>
    </style:style>
    <style:style style:name="T6" style:family="text">
      <style:text-properties officeooo:rsid="0020cfac"/>
    </style:style>
    <style:style style:name="T7" style:family="text">
      <style:text-properties officeooo:rsid="00226e6b"/>
    </style:style>
    <style:style style:name="T8" style:family="text">
      <style:text-properties fo:font-size="12pt" officeooo:rsid="00226e6b" style:font-size-asian="12pt" style:font-size-complex="12pt"/>
    </style:style>
    <style:style style:name="T9" style:family="text">
      <style:text-properties fo:font-size="12pt" officeooo:rsid="0023c58a" style:font-size-asian="12pt" style:font-size-complex="12pt"/>
    </style:style>
    <style:style style:name="T10" style:family="text">
      <style:text-properties fo:font-size="12pt" officeooo:rsid="0024deec" style:font-size-asian="12pt" style:font-size-complex="12pt"/>
    </style:style>
    <style:style style:name="T11" style:family="text">
      <style:text-properties fo:font-size="12pt" officeooo:rsid="00261803" style:font-size-asian="12pt" style:font-size-complex="12pt"/>
    </style:style>
    <style:style style:name="T12" style:family="text">
      <style:text-properties fo:font-size="18pt" style:font-size-asian="18pt" style:font-size-complex="18pt"/>
    </style:style>
    <style:style style:name="T13"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hema</text:span>: <text:s/>wir spielen eine <text:span text:style-name="T2">spiel</text:span> heißt( Bewegen und Denken).</text:p>
      <text:p text:style-name="P1"/>
      <text:p text:style-name="P2">2.Einzelbeschreibung:</text:p>
      <text:p text:style-name="P6"><text:span text:style-name="T13"/></text:p>
      <text:p text:style-name="P6"><text:span text:style-name="T13">*Josephine </text:span>: <text:s text:c="4"/>ist 7 Jahr alt und sie besucht die 1 Klasse der <text:span text:style-name="T7">G</text:span>rundschule <text:s/>Rast<text:span text:style-name="T7">p</text:span><text:span text:style-name="T5">f</text:span>u<text:span text:style-name="T7">h</text:span>l.</text:p>
      <text:p text:style-name="P4">Wenn sie in die Betreu<text:span text:style-name="T3">u</text:span>ng <text:span text:style-name="T3">kommt,begrüßt sie alle und hängt <text:s/>ihre Kleidung an den richtigen Platz und zieht die Hausschuhe an,wäscht sich die Hände und sitzt sich hin ,um <text:s/>sich <text:s/>auf das Mittagessen</text:span></text:p>
      <text:p text:style-name="P4"><text:span text:style-name="T3">vorzubereiten.Aber die meisten Zeit hat sie keine Geduld zu warten.</text:span></text:p>
      <text:p text:style-name="P7">Sie kennt die Regel gut <text:s/>und ist ordentlich <text:span text:style-name="T4">und hat gute Beziehung mit Gleichaltrigen sowie großen Kindern.</text:span></text:p>
      <text:p text:style-name="P8">Innerhalb der Gruppe hat sie einen großen und gefestigten Freundeskreis.</text:p>
      <text:p text:style-name="P8">Sie ist sehr offen das heißt spielt mit alle Kindern also <text:s/>hat keine bestimmte Kinder <text:s/></text:p>
      <text:p text:style-name="P8">mit denen sie immer spielt.</text:p>
      <text:p text:style-name="P8">Wenn <text:span text:style-name="T5">gibt es eine Spiel hat sie nicht verstanden , sie fragt und lernt schnell.</text:span></text:p>
      <text:p text:style-name="P9">Beim Hausaufgabe macht sie immer der Mathe zuerst ,weil sie liebt das Rechnen</text:p>
      <text:p text:style-name="P9">und ganz besonderes Kopfrechnen.</text:p>
      <text:p text:style-name="P9">Die hat einen Bruder und er ist 3 Jahre alt und erzählt sie uns was er zuhause gemacht hat und wie helft ihre Mutter und Vater.</text:p>
      <text:p text:style-name="P10">Sie helfen ihre Freunden auch.</text:p>
      <text:p text:style-name="P10">Sie sprecht Deutsch und schreibt in einer ordentlich und klaren Handschrift ,aber manchmal bi<text:span text:style-name="T6">tt</text:span>et sie mich Ihre eine eigene Worte vorzulesen,das bedeutet dass sie nicht alle Buchstaben gelernt hat.</text:p>
      <text:p text:style-name="P10">sie l<text:span text:style-name="T6">i</text:span>ebt es, Zahlen zu zählen und wiederholt sie immer bei Spielen.</text:p>
      <text:p text:style-name="P10">wir haben zusammen <text:span text:style-name="T6">Osterei </text:span>gebastelt ,aber die hat am Anfang Schwierigkeit mit Schere umgehen ,aber mit Wiederholung wurde es besser.</text:p>
      <text:p text:style-name="P5"><text:s/>Josephine fängt mit einem Spiel an ,dann holt sie das nächstes .</text:p>
      <text:p text:style-name="P5"><text:span text:style-name="T6">Was die</text:span> <text:span text:style-name="T6">G</text:span>ruppendynamische Prozesse angeht ist Josephine eine sehr kooperatives Kind,</text:p>
      <text:p text:style-name="P5">dass sich mit den anderen über die Spiel<text:span text:style-name="T7">idee </text:span>austauscht.</text:p>
      <text:p text:style-name="P6">und da Josephin<text:span text:style-name="T7">e </text:span>es liebt mit anderen zu spielen und sich zu bewegen eine schnelle Aufnahmef<text:span text:style-name="T7">äh</text:span>igkeit <text:s/>hat ,und auch die Herausforderung liebt habe ich mich entschieden ,dass sie mit uns spielen.</text:p>
      <text:p text:style-name="P6"/>
      <text:p text:style-name="P11">*<text:span text:style-name="T7">ALEX :</text:span><text:span text:style-name="T8"> er ist 7 Jahre alt und besucht 1. Klasse er hat einen Bruder und lebt mit seinem Eltern <text:s/>und wohnt in Mal-statt.</text:span></text:p>
      <text:p text:style-name="P11"><text:span text:style-name="T8">er sitzt immer mit <text:s/>Min</text:span><text:span text:style-name="T9">e </text:span><text:span text:style-name="T8"><text:s/>Lil</text:span><text:span text:style-name="T9">y </text:span><text:span text:style-name="T8">und Lara und spricht mit ruhiger Stimme zu Ihnen und fragt wie dein Tag in der Schule war .Er ist sehr freundlich .Bei Mittagessen steht er in der Schlange und fragt "ich hatte gerne Nudeln mit Soße <text:s/>bitte".</text:span><text:span text:style-name="T9">Er ist </text:span><text:span text:style-name="T8">respektvoll nach die anderen.</text:span></text:p>
      <text:p text:style-name="P11"><text:span text:style-name="T8">er besucht die AG jeden Montag und dort lernt er ein Lied und alle müssen Rollen übernehmen um dieses </text:span><text:span text:style-name="T10">L</text:span><text:span text:style-name="T8">ied darzustellen und er war sehr begeistert und hat seine Rolle wunderbar gemeistert.</text:span></text:p>
      <text:p text:style-name="P11"><text:span text:style-name="T8">er spielt lieber Fußball daher hat er immer seinen Ball dabei. Im Raum sitzt er und wartet bis er rausgehen darf und manchmal will er dieser Zeit nicht machen.</text:span></text:p>
      <text:p text:style-name="P11"><text:span text:style-name="T8">als ihre Mutter kommt um ihn zu abholen rennt er zu ihr und um sie fest zu armen und sagt er ,</text:span><text:span text:style-name="T11">ic</text:span><text:span text:style-name="T8">h</text:span></text:p>
      <text:p text:style-name="P11"><text:span text:style-name="T8">vermisse dich, dass er sie sehr liebt, und er sagt immer, wenn ich groß bin ,werde ich wie meine Mutter stark und geduldig </text:span><text:span text:style-name="T11">sein und zur Universität gehen.</text:span></text:p>
      <text:p text:style-name="P12"><text:span text:style-name="T11">beim Hausaufgabe, Besonderes auf Deutsch, bittet er nie um Hilfe im Gegensatz zu Mathematik fragt er manchmal, wie er sie lösen soll.</text:span></text:p>
      <text:p text:style-name="P11"><text:span text:style-name="T8"/></text:p>
      <text:p text:style-name="P5"/>
      <text:p text:style-name="P5"/>
      <text:p text:style-name="P3"/>
      <text:p text:style-name="P3"/>
      <text:p text:style-name="P3"/>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23:25:43.616928313</meta:creation-date>
    <dc:date>2022-04-02T01:08:35.043244477</dc:date>
    <meta:editing-duration>PT5M29S</meta:editing-duration>
    <meta:editing-cycles>1</meta:editing-cycles>
    <meta:document-statistic meta:table-count="0" meta:image-count="0" meta:object-count="0" meta:page-count="2" meta:paragraph-count="28" meta:word-count="508" meta:character-count="2992" meta:non-whitespace-character-count="2493"/>
    <meta:generator>LibreOffice/6.4.7.2$Linux_X86_64 LibreOffice_project/40$Build-2</meta:generator>
  </office:meta>
</office:document-meta>
</file>